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409cm" fo:min-width="4.159cm" fo:padding-top="0.151cm" fo:padding-bottom="0.151cm" fo:padding-left="0.276cm" fo:padding-right="0.276cm" fo:wrap-option="wrap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26cm" fo:min-width="5.176cm" fo:padding-top="0.151cm" fo:padding-bottom="0.151cm" fo:padding-left="0.276cm" fo:padding-right="0.276cm" fo:wrap-option="wrap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002cm" fo:min-width="4.752cm" fo:padding-top="0.151cm" fo:padding-bottom="0.151cm" fo:padding-left="0.276cm" fo:padding-right="0.276cm" fo:wrap-option="wrap"/>
    </style:style>
    <style:style style:name="gr6" style:family="graphic" style:parent-style-name="standard">
      <style:graphic-properties svg:stroke-color="#000000" draw:fill-color="#ff7b5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000000" draw:marker-end="Arrowheads_20_5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7b59"/>
      <style:paragraph-properties fo:text-align="center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87cm" svg:height="6.587cm" svg:x="5.15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414cm" draw:transform="rotate (-3.14159265358979) translate (8.638cm 4.1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69cm" svg:y1="4.467cm" svg:x2="8.467cm" svg:y2="3.78cm">
          <text:p/>
        </draw:line>
        <draw:line draw:style-name="gr3" draw:text-style-name="P1" draw:layer="layout" svg:x1="8.468cm" svg:y1="4.454cm" svg:x2="8.132cm" svg:y2="4.454cm">
          <text:p/>
        </draw:line>
        <draw:custom-shape draw:style-name="gr4" draw:text-style-name="P1" draw:layer="layout" svg:width="8.1cm" svg:height="8.1cm" svg:x="0.6cm" svg:y="5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414cm" draw:transform="rotate (-3.14159265358979) translate (4.792cm 9.90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623cm" svg:y1="10.182cm" svg:x2="4.621cm" svg:y2="9.495cm">
          <text:p/>
        </draw:line>
        <draw:line draw:style-name="gr3" draw:text-style-name="P1" draw:layer="layout" svg:x1="4.622cm" svg:y1="10.169cm" svg:x2="4.286cm" svg:y2="10.169cm">
          <text:p/>
        </draw:line>
        <draw:custom-shape draw:style-name="gr5" draw:text-style-name="P1" draw:layer="layout" svg:width="7.5cm" svg:height="7.5cm" svg:x="7.443cm" svg:y="5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7cm" svg:height="0.421cm" draw:transform="rotate (-3.14159265358979) translate (11.343cm 9.40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1.173cm" svg:y1="9.682cm" svg:x2="11.171cm" svg:y2="8.983cm">
          <text:p/>
        </draw:line>
        <draw:line draw:style-name="gr3" draw:text-style-name="P1" draw:layer="layout" svg:x1="11.173cm" svg:y1="9.668cm" svg:x2="10.831cm" svg:y2="9.668cm">
          <text:p/>
        </draw:line>
        <draw:custom-shape draw:style-name="gr6" draw:text-style-name="P2" draw:layer="layout" svg:width="0.643cm" svg:height="0.622cm" draw:transform="skewX (-0.00959931088596887) rotate (0.77876591223987) translate (7.527cm 7.2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76.113360323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line draw:style-name="gr7" draw:text-style-name="P1" draw:layer="layout" svg:width="3.463cm" svg:height="0.349cm" draw:transform="skewX (-0.0150098315671512) rotate (0.720646448148459) translate (11.161cm 8.9cm)" svg:viewBox="0 0 3464 350" draw:points="0,0 1713,0 1227,350 3464,314">
          <text:p/>
        </draw:polyline>
        <draw:polyline draw:style-name="gr7" draw:text-style-name="P1" draw:layer="layout" svg:width="2.898cm" svg:height="0.289cm" draw:transform="skewX (-0.0792379480405426) rotate (2.61799387799149) translate (8.41475694366651cm 3.66677356159529cm)" svg:viewBox="0 0 2899 290" draw:points="0,0 1433,0 1027,290 2899,261">
          <text:p/>
        </draw:polyline>
        <draw:polyline draw:style-name="gr7" draw:text-style-name="P1" draw:layer="layout" svg:width="3.582cm" svg:height="0.376cm" draw:transform="skewX (-0.126536370769589) rotate (-0.675791486372205) translate (4.92364027918455cm 9.65729511143218cm)" svg:viewBox="0 0 3583 377" draw:points="0,0 1771,0 1269,377 3583,337">
          <text:p/>
        </draw:polyline>
        <draw:custom-shape draw:style-name="gr2" draw:text-style-name="P1" draw:layer="layout" svg:width="0.34cm" svg:height="0.414cm" draw:transform="rotate (-3.14159265358979) translate (12.659cm 2.0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9cm" svg:y1="2.335cm" svg:x2="12.488cm" svg:y2="1.648cm">
          <text:p/>
        </draw:line>
        <draw:line draw:style-name="gr3" draw:text-style-name="P1" draw:layer="layout" svg:x1="12.489cm" svg:y1="2.322cm" svg:x2="12.153cm" svg:y2="2.322cm">
          <text:p/>
        </draw:line>
        <draw:custom-shape draw:style-name="gr6" draw:text-style-name="P2" draw:layer="layout" svg:width="0.643cm" svg:height="0.622cm" draw:transform="skewX (-0.00959931088596887) rotate (0.77876591223987) translate (11.967cm 3.3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76.113360323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783cm" svg:height="1.673cm" svg:x="12.596cm" svg:y="1.132cm">
          <draw:text-box>
            <text:p text:style-name="P3"><text:span text:style-name="T1">Antenas transmisoras</text:span></text:p>
          </draw:text-box>
        </draw:frame>
        <draw:frame draw:style-name="gr9" draw:text-style-name="P4" draw:layer="layout" svg:width="4.783cm" svg:height="0.962cm" svg:x="12.658cm" svg:y="2.872cm">
          <draw:text-box>
            <text:p text:style-name="P3"><text:span text:style-name="T1">Usuari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1:42:28.359000000</meta:creation-date>
    <dc:date>2022-11-14T14:29:44.503000000</dc:date>
    <meta:editing-duration>PT8M43S</meta:editing-duration>
    <meta:editing-cycles>2</meta:editing-cycles>
    <meta:generator>LibreOffice/7.2.0.4$Windows_X86_64 LibreOffice_project/9a9c6381e3f7a62afc1329bd359cc48accb6435b</meta:generator>
    <meta:document-statistic meta:object-count="22"/>
  </office:meta>
</office:document-meta>
</file>